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"/>
  <manifest:file-entry manifest:full-path="ObjectReplacements/Object 47" manifest:media-type=""/>
  <manifest:file-entry manifest:full-path="ObjectReplacements/Object 80" manifest:media-type="application/x-openoffice-gdimetafile;windows_formatname=&quot;GDIMetaFile&quot;"/>
  <manifest:file-entry manifest:full-path="ObjectReplacements/Object 48" manifest:media-type=""/>
  <manifest:file-entry manifest:full-path="ObjectReplacements/Object 81" manifest:media-type="application/x-openoffice-gdimetafile;windows_formatname=&quot;GDIMetaFile&quot;"/>
  <manifest:file-entry manifest:full-path="ObjectReplacements/Object 88" manifest:media-type=""/>
  <manifest:file-entry manifest:full-path="ObjectReplacements/Object 86" manifest:media-type=""/>
  <manifest:file-entry manifest:full-path="ObjectReplacements/Object 15" manifest:media-type="application/x-openoffice-gdimetafile;windows_formatname=&quot;GDIMetaFile&quot;"/>
  <manifest:file-entry manifest:full-path="ObjectReplacements/Object 68" manifest:media-type=""/>
  <manifest:file-entry manifest:full-path="ObjectReplacements/Object 64" manifest:media-type="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1" manifest:media-type=""/>
  <manifest:file-entry manifest:full-path="ObjectReplacements/Object 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1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0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"/>
  <manifest:file-entry manifest:full-path="ObjectReplacements/Object 5" manifest:media-type="application/x-openoffice-gdimetafile;windows_formatname=&quot;GDIMetaFile&quot;"/>
  <manifest:file-entry manifest:full-path="ObjectReplacements/Object 69" manifest:media-type="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Thumbnails/thumbnail.png" manifest:media-type="image/png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00000000421000000B8A3E59788A01B5109.jpg" manifest:media-type="image/jpeg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000000" svg:stroke-opacity="10%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0.45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1.103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8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1" style:family="paragraph">
      <style:text-properties style:font-name="Open San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Ope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66cc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66cc" fo:font-size="24pt" fo:font-style="normal" fo:background-color="transparent" style:font-size-asian="24pt" style:font-style-asian="normal" style:font-size-complex="24pt" style:font-style-complex="normal"/>
    </style:style>
    <style:style style:name="T9" style:family="text">
      <style:text-properties fo:color="#000000" fo:font-size="24pt" fo:font-style="normal" fo:background-color="transparent" style:font-size-asian="24pt" style:font-style-asian="normal" style:font-size-complex="24pt" style:font-style-complex="normal"/>
    </style:style>
    <style:style style:name="T10" style:family="text">
      <style:text-properties fo:color="#000000" fo:font-size="24pt" fo:font-style="italic" fo:background-color="transparent" style:font-size-asian="24pt" style:font-style-asian="italic" style:font-size-complex="24pt" style:font-style-complex="italic"/>
    </style:style>
    <style:style style:name="T1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66c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66cc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color="#0066cc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66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 presentation:user-transformed="true">
          <draw:text-box>
            <text:p><text:span text:style-name="T1">Ad</text:span><text:span text:style-name="T1">ab</text:span><text:span text:style-name="T1">oo</text:span><text:span text:style-name="T1">st </text:span><text:span text:style-name="T1">Pr</text:span><text:span text:style-name="T1">oj</text:span><text:span text:style-name="T1">ec</text:span><text:span text:style-name="T1">t </text:span><text:span text:style-name="T1">Pr</text:span><text:span text:style-name="T1">es</text:span><text:span text:style-name="T1">en</text:span><text:span text:style-name="T1">tat</text:span><text:span text:style-name="T1">io</text:span><text:span text:style-name="T1">n</text:span></text:p>
          </draw:text-box>
        </draw:frame>
        <draw:frame draw:style-name="gr1" draw:text-style-name="P2" draw:layer="layout" svg:width="1.999cm" svg:height="0.999cm" svg:x="13.069cm" svg:y="10.0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3.462cm" svg:height="0.962cm" svg:x="5.588cm" svg:y="12.7cm">
          <draw:text-box>
            <text:p><text:span text:style-name="T2">By Moses Mbabaa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<text:span text:style-name="T2">Adaboost in detail.</text:span>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y was Adaboost discovered? </text:p>
              </text:list-header>
              <text:list-item>
                <text:p>To take care of the problem of bias for weak binary classifiers. </text:p>
              </text:list-item>
              <text:list-item>
                <text:p><text:span text:style-name="T3">In the pursuit to eliminate bias, Adaboost uses </text:span><text:span text:style-name="T3">an ensemble <text:s text:c="9"/>of weak binary classifiers to </text:span><text:span text:style-name="T3">solve a classification problem.</text:span> <text:s text:c="8"/></text:p>
              </text:list-item>
              <text:list-item>
                <text:p>Each individual binary classifier <text:s text:c="7"/>produces a result and they are all put together to for the final computation. <text:s text:c="3"/></text:p>
              </text:list-item>
            </text:list>
          </draw:text-box>
        </draw:frame>
        <draw:frame draw:style-name="gr1" draw:text-style-name="P2" draw:layer="layout" svg:width="1.999cm" svg:height="0.999cm" svg:x="13.069cm" svg:y="10.0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1.999cm" svg:height="0.999cm" svg:x="13.069cm" svg:y="10.0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1.823cm" svg:height="0.94cm" svg:x="18.542cm" svg:y="14.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2.438cm" svg:height="0.94cm" svg:x="9.5cm" svg:y="11.1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.924cm" svg:height="15.494cm" svg:x="0.508cm" svg:y="2.794cm" presentation:class="outline" presentation:user-transformed="true">
          <draw:text-box>
            <text:list text:style-name="L2">
              <text:list-item>
                <text:p><text:span text:style-name="T4">Given <text:s text:c="4"/>training samples where <text:s text:c="20"/>and </text:span></text:p>
              </text:list-item>
              <text:list-item>
                <text:p><text:span text:style-name="T4">To initialize the parameters of the adaboost classifier, the </text:span><text:span text:style-name="T4">number of iterations </text:span><text:span text:style-name="T5">T </text:span><text:span text:style-name="T6">of the classifier are known, the weak </text:span><text:span text:style-name="T6">classifier to be used and the weights are initialized. In my case </text:span><text:span text:style-name="T6">the weak learner is the Decision Stump and the Support Vector </text:span><text:span text:style-name="T6">Classifier. </text:span></text:p>
              </text:list-item>
              <text:list-item>
                <text:p><text:span text:style-name="T6">The weights <text:s text:c="5"/>for each training sample, <text:s text:c="6"/>represents </text:span><text:span text:style-name="T6">weights for each training iteration where by <text:s text:c="6"/></text:span><text:span text:style-name="T7">= [ <text:s text:c="16"/>] </text:span></text:p>
              </text:list-item>
              <text:list-item>
                <text:p><text:span text:style-name="T8">Where </text:span><text:span text:style-name="T9"><text:s text:c="17"/></text:span><text:span text:style-name="T8">and <text:s text:c="12"/>all total weights per iteration have </text:span><text:span text:style-name="T8">to <text:s/>equal <text:s text:c="4"/>to 1. </text:span></text:p>
              </text:list-item>
              <text:list-item>
                <text:p><text:span text:style-name="T8">Initially all weights are set where by <text:s/></text:span></text:p>
              </text:list-item>
              <text:list-item>
                <text:p><text:span text:style-name="T8">The error total rate for each weak classifier must be lower than </text:span><text:span text:style-name="T10">0.5 (50%)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1.067cm" svg:height="0.914cm" svg:x="3.892cm" svg:y="2.8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4.775cm" svg:height="1.27cm" svg:x="14.014cm" svg:y="2.5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4.801cm" svg:height="1.27cm" svg:x="20.091cm" svg:y="2.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1.422cm" svg:height="1.93cm" svg:x="6.198cm" svg:y="7.97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1.778cm" svg:height="1.27cm" svg:x="16.963cm" svg:y="8.38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2" draw:layer="layout" svg:width="1.778cm" svg:height="1.27cm" svg:x="13.374cm" svg:y="9.18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1.422cm" svg:height="1.93cm" svg:x="6.198cm" svg:y="7.97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.422cm" svg:height="1.93cm" svg:x="6.198cm" svg:y="7.97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3.827cm" svg:height="1.93cm" svg:x="16.256cm" svg:y="9.24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4.447cm" svg:height="2.251cm" svg:x="4.064cm" svg:y="10.41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2" draw:layer="layout" svg:width="3.048cm" svg:height="2.54cm" svg:x="9.906cm" svg:y="10.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2" draw:layer="layout" svg:width="5.944cm" svg:height="1.829cm" svg:x="15.24cm" svg:y="12.95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6" draw:layer="layout" svg:width="20.957cm" svg:height="1.826cm" svg:x="2.665cm" svg:y="0.508cm">
          <draw:text-box>
            <text:p><text:span text:style-name="T11">Setting the stage for Adaboost</text:span></text:p>
          </draw:text-box>
        </draw:frame>
        <draw:frame draw:style-name="gr1" draw:text-style-name="P2" draw:layer="layout" svg:width="5.944cm" svg:height="1.829cm" svg:x="15.24cm" svg:y="12.95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2" draw:layer="layout" svg:width="5.944cm" svg:height="1.829cm" svg:x="15.24cm" svg:y="12.9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2" draw:layer="layout" svg:width="4.775cm" svg:height="1.27cm" svg:x="14.015cm" svg:y="2.58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2" draw:layer="layout" svg:width="4.775cm" svg:height="1.27cm" svg:x="14.015cm" svg:y="2.58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2" draw:layer="layout" svg:width="4.801cm" svg:height="1.27cm" svg:x="20.092cm" svg:y="2.5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2" draw:layer="layout" svg:width="4.801cm" svg:height="1.27cm" svg:x="20.092cm" svg:y="2.5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2" draw:layer="layout" svg:width="4.447cm" svg:height="2.251cm" svg:x="4.065cm" svg:y="10.41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4.447cm" svg:height="2.251cm" svg:x="4.065cm" svg:y="10.41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2" draw:layer="layout" svg:width="3.048cm" svg:height="2.54cm" svg:x="9.906cm" svg:y="10.1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2" draw:layer="layout" svg:width="3.048cm" svg:height="2.54cm" svg:x="9.906cm" svg:y="10.1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2" draw:layer="layout" svg:width="3.827cm" svg:height="1.93cm" svg:x="16.257cm" svg:y="9.2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8" draw:layer="layout" svg:width="25.199cm" svg:height="1.771cm" svg:x="1.4cm" svg:y="0.837cm" presentation:class="title" presentation:user-transformed="true">
          <draw:text-box>
            <text:p text:style-name="P7"><text:span text:style-name="T12">Algorithm major operational steps <text:s/>(Sampling)</text:span></text:p>
          </draw:text-box>
        </draw:frame>
        <draw:frame presentation:style-name="pr6" draw:layer="layout" svg:width="25.199cm" svg:height="15.24cm" svg:x="1.4cm" svg:y="3.048cm" presentation:class="outline" presentation:user-transformed="true">
          <draw:text-box>
            <text:list text:style-name="L2">
              <text:list-item>
                <text:p><text:span text:style-name="T4">The three major algorithmic operational steps are</text:span></text:p>
                <text:p><text:span text:style-name="T4">1. <text:s/></text:span><text:span text:style-name="T13">Sampling</text:span><text:span text:style-name="T4">, that is where samples are </text:span><text:span text:style-name="T5">D</text:span><text:span text:style-name="T4"> are drawn from the </text:span><text:span text:style-name="T4">training set. </text:span></text:p>
                <text:p><text:span text:style-name="T4">2. </text:span><text:span text:style-name="T13">Training step</text:span><text:span text:style-name="T4">, this is where all classifiers are trained and </text:span><text:span text:style-name="T4">error rate </text:span><text:span text:style-name="T5">E </text:span><text:span text:style-name="T6">for each classifier is noted.</text:span></text:p>
                <text:p><text:span text:style-name="T6">3. </text:span><text:span text:style-name="T14">Combination</text:span><text:span text:style-name="T6">, this is the last step where by all classifiers are </text:span><text:span text:style-name="T6">put together after training.</text:span></text:p>
              </text:list-item>
              <text:list-item>
                <text:p><text:span text:style-name="T6">Sampling generally is done in 2 ways, with replacement and </text:span><text:span text:style-name="T6">without replacement. Adaboost operates with the the first </text:span><text:span text:style-name="T6">option that is with replacement. </text:span></text:p>
              </text:list-item>
              <text:list-item>
                <text:p><text:span text:style-name="T6">As mentioned earlier the weights at first are set at the same </text:span><text:span text:style-name="T6">value <text:s text:c="5"/></text:span><text:span text:style-name="T7"><text:s text:c="2"/>= <text:s text:c="47"/>, </text:span><text:span text:style-name="T6">where <text:s text:c="4"/>is the </text:span><text:span text:style-name="T6">weight of the <text:s text:c="2"/></text:span><text:span text:style-name="T15">jth</text:span><text:span text:style-name="T6"> sample <text:s text:c="3"/>at the </text:span><text:span text:style-name="T15">ith</text:span><text:span text:style-name="T6"> <text:s text:c="5"/>iteration. </text:span></text:p>
              </text:list-item>
            </text:list>
          </draw:text-box>
        </draw:frame>
        <draw:frame draw:style-name="gr6" draw:text-style-name="P2" draw:layer="layout" svg:width="1.928cm" svg:height="1.27cm" svg:x="4.572cm" svg:y="15.748cm">
          <loext:p text:style-name="P2"><text:s text:c="71"/>,</loext:p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2" draw:layer="layout" svg:width="4.756cm" svg:height="1.93cm" svg:x="7.112cm" svg:y="15.59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4.447cm" svg:height="2.251cm" svg:x="12.063cm" svg:y="15.49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2.337cm" svg:height="1.93cm" svg:x="16.256cm" svg:y="15.62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2" draw:layer="layout" svg:width="1.422cm" svg:height="1.93cm" svg:x="20.93cm" svg:y="15.4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rithm major operational steps (Sampli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After an iteration happens weights are updated. </text:span></text:p>
                <text:p><text:span text:style-name="T4"><text:s text:c="82"/></text:span><text:span text:style-name="T13"><text:s/></text:span></text:p>
                <text:p><text:span text:style-name="T16"/></text:p>
              </text:list-item>
              <text:list-item>
                <text:p><text:span text:style-name="T17">If an element <text:s text:c="5"/>is predicted correctly, <text:s text:c="16"/>, this implies </text:span><text:span text:style-name="T17">that <text:s text:c="16"/>, if <text:s text:c="17"/>its negative.</text:span></text:p>
              </text:list-item>
              <text:list-item>
                <text:p><text:span text:style-name="T17">So the earlier equation we saw for the weight updates can be </text:span><text:span text:style-name="T17">rewritten as <text:s text:c="34"/></text:span></text:p>
                <text:p><text:span text:style-name="T17"/></text:p>
              </text:list-item>
              <text:list-item>
                <text:p><text:span text:style-name="T17">The terms in the equation above represent the following;</text:span></text:p>
              </text:list-item>
              <text:list-item>
                <text:p><text:span text:style-name="T17"><text:s text:c="12"/></text:span><text:span text:style-name="T17">Is the weight for an observation I in the next iteration.</text:span></text:p>
              </text:list-item>
              <text:list-item>
                <text:p><text:span text:style-name="T17"><text:s text:c="9"/></text:span><text:span text:style-name="T17">Is the classifier weight <text:s text:c="3"/>and <text:s text:c="24"/>, the </text:span><text:span text:style-name="T16">Error </text:span><text:span text:style-name="T17">in </text:span><text:span text:style-name="T17">this case is the one for the classifier <text:s text:c="5"/>during training. </text:span></text:p>
              </text:list-item>
            </text:list>
          </draw:text-box>
        </draw:frame>
        <draw:frame draw:style-name="gr1" draw:text-style-name="P2" draw:layer="layout" svg:width="13.157cm" svg:height="2.718cm" svg:x="7.112cm" svg:y="3.8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2" draw:layer="layout" svg:width="1.999cm" svg:height="0.999cm" svg:x="13.067cm" svg:y="10.084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1.219cm" svg:height="1.245cm" svg:x="7.671cm" svg:y="6.85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" draw:text-style-name="P2" draw:layer="layout" svg:width="4.484cm" svg:height="1.273cm" svg:x="16.764cm" svg:y="6.858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2" draw:layer="layout" svg:width="4.369cm" svg:height="1.118cm" svg:x="3.912cm" svg:y="7.885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" draw:text-style-name="P2" draw:layer="layout" svg:width="4.064cm" svg:height="1.168cm" svg:x="9.144cm" svg:y="7.6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" draw:text-style-name="P2" draw:layer="layout" svg:width="6.401cm" svg:height="3.073cm" svg:x="7.696cm" svg:y="10.08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1.999cm" svg:height="0.999cm" svg:x="13.067cm" svg:y="10.08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2.286cm" svg:height="1.803cm" svg:x="3.048cm" svg:y="14.19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2" draw:layer="layout" svg:width="1.321cm" svg:height="0.838cm" svg:x="3.251cm" svg:y="16.256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" draw:text-style-name="P2" draw:layer="layout" svg:width="1.092cm" svg:height="1.118cm" svg:x="12.954cm" svg:y="16.002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2" draw:layer="layout" svg:width="5.69cm" svg:height="1.626cm" svg:x="15.494cm" svg:y="15.646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2" draw:layer="layout" svg:width="1.092cm" svg:height="1.118cm" svg:x="16.004cm" svg:y="16.97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rithm major operational steps (Sampli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<text:s text:c="5"/></text:span><text:span text:style-name="T4">is defined as the normalization factor <text:s text:c="2"/></text:span><text:span text:style-name="T17"><text:s text:c="35"/></text:span><text:span text:style-name="T17"><text:s text:c="2"/></text:span></text:p>
                <text:p><text:span text:style-name="T17"><text:s text:c="100"/></text:span></text:p>
              </text:list-item>
              <text:list-item>
                <text:p><text:span text:style-name="T17">During the training phase of Adaboost, one weak trainer is </text:span><text:span text:style-name="T17">used per iteration using the training set.</text:span></text:p>
              </text:list-item>
              <text:list-item>
                <text:p><text:span text:style-name="T17">The training error is computed denoted with <text:s text:c="18"/>where <text:s/></text:span><text:span text:style-name="T17">each of the terms represent the following.</text:span></text:p>
              </text:list-item>
              <text:list-item>
                <text:p><text:span text:style-name="T17">The values for <text:s text:c="3"/>are </text:span><text:span text:style-name="T16">1</text:span><text:span text:style-name="T17"> if <text:s text:c="7"/>classifies <text:s text:c="6"/>wrongly, on the other </text:span><text:span text:style-name="T17">hand its</text:span><text:span text:style-name="T18"> 0.</text:span></text:p>
              </text:list-item>
              <text:list-item>
                <text:p><text:span text:style-name="T17">For a weak learner alpha is calculated as <text:s text:c="25"/></text:span><text:span text:style-name="T18"><text:s/></text:span><text:span text:style-name="T17"><text:s text:c="3"/></text:span></text:p>
              </text:list-item>
              <text:list-item>
                <text:p><text:span text:style-name="T17"><text:s/></text:span></text:p>
                <text:p><text:span text:style-name="T17"><text:s text:c="20"/></text:span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" draw:text-style-name="P2" draw:layer="layout" svg:width="1.6cm" svg:height="1.626cm" svg:x="16.854cm" svg:y="10.75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" draw:text-style-name="P2" draw:layer="layout" svg:width="6.553cm" svg:height="2.489cm" svg:x="17.78cm" svg:y="2.286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1.999cm" svg:height="0.999cm" svg:x="13.067cm" svg:y="10.084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1" draw:text-style-name="P2" draw:layer="layout" svg:width="1.778cm" svg:height="1.626cm" svg:x="11.684cm" svg:y="10.922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334cm" svg:height="2.007cm" svg:x="19.338cm" svg:y="13.112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1.372cm" svg:height="1.27cm" svg:x="2.212cm" svg:y="2.476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7" draw:text-style-name="P10" draw:layer="layout" svg:width="21.948cm" svg:height="1.353cm" svg:x="2.54cm" svg:y="4.743cm">
          <draw:text-box>
            <text:p><text:span text:style-name="T12">Algorithm major operational steps (Training)</text:span></text:p>
          </draw:text-box>
        </draw:frame>
        <draw:frame draw:style-name="gr1" draw:text-style-name="P2" draw:layer="layout" svg:width="4.775cm" svg:height="2.845cm" svg:x="18.873cm" svg:y="7.87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" draw:text-style-name="P2" draw:layer="layout" svg:width="1.422cm" svg:height="2.896cm" svg:x="7.722cm" svg:y="10.312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" draw:text-style-name="P2" draw:layer="layout" svg:width="5.334cm" svg:height="2.007cm" svg:x="19.338cm" svg:y="13.11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" draw:text-style-name="P2" draw:layer="layout" svg:width="5.334cm" svg:height="2.007cm" svg:x="19.338cm" svg:y="13.11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Algorithm major operational steps (Combination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header>
                <text:p><text:span text:style-name="T4">The whole purpose of this step is to put together everything </text:span><text:span text:style-name="T4">that has happened before in the algorithm, that is sampling and </text:span><text:span text:style-name="T4">training for all the learners. </text:span></text:p>
              </text:list-header>
              <text:list-item>
                <text:p><text:span text:style-name="T4"><text:s text:c="3"/></text:span><text:span text:style-name="T17"><text:s text:c="37"/></text:span></text:p>
                <text:p><text:span text:style-name="T17"><text:s text:c="62"/></text:span></text:p>
                <text:p><text:span text:style-name="T17"><text:s text:c="20"/>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pan text:style-name="T17">All the results from the individual learners are put together as </text:span><text:span text:style-name="T17">shown above. Using the equation below </text:span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8" draw:text-style-name="P12" draw:layer="layout" svg:width="2.783cm" svg:height="1.06cm" svg:x="11.441cm" svg:y="5.544cm">
          <draw:text-box>
            <text:p>X(data)</text:p>
          </draw:text-box>
        </draw:frame>
        <draw:frame draw:style-name="gr9" draw:text-style-name="P12" draw:layer="layout" svg:width="2.783cm" svg:height="1.673cm" svg:x="7.874cm" svg:y="7.322cm">
          <draw:text-box>
            <text:p>Weak Learner</text:p>
          </draw:text-box>
        </draw:frame>
        <draw:frame draw:style-name="gr9" draw:text-style-name="P12" draw:layer="layout" svg:width="2.783cm" svg:height="1.673cm" svg:x="11.949cm" svg:y="7.366cm">
          <draw:text-box>
            <text:p>Weak Learner </text:p>
          </draw:text-box>
        </draw:frame>
        <draw:frame draw:style-name="gr9" draw:text-style-name="P12" draw:layer="layout" svg:width="3.291cm" svg:height="1.673cm" svg:x="15.748cm" svg:y="7.366cm">
          <draw:text-box>
            <text:p>Weak Learner</text:p>
          </draw:text-box>
        </draw:frame>
        <draw:frame draw:style-name="gr10" draw:text-style-name="P12" draw:layer="layout" svg:width="3.383cm" svg:height="0.999cm" svg:x="11.684cm" svg:y="10.084cm">
          <draw:text-box>
            <text:p>Combiner </text:p>
          </draw:text-box>
        </draw:frame>
        <draw:frame draw:style-name="gr10" draw:text-style-name="P12" draw:layer="layout" svg:width="5.588cm" svg:height="0.999cm" svg:x="10.414cm" svg:y="12.209cm">
          <draw:text-box>
            <text:p>Final Ypred Label <text:s/></text:p>
          </draw:text-box>
        </draw:frame>
        <draw:line draw:style-name="gr11" draw:text-style-name="P13" draw:layer="layout" svg:x1="11.441cm" svg:y1="6.604cm" svg:x2="10.657cm" svg:y2="7.322cm">
          <text:p/>
        </draw:line>
        <draw:line draw:style-name="gr11" draw:text-style-name="P13" draw:layer="layout" svg:x1="13.208cm" svg:y1="6.604cm" svg:x2="13.208cm" svg:y2="7.576cm">
          <text:p/>
        </draw:line>
        <draw:line draw:style-name="gr11" draw:text-style-name="P13" draw:layer="layout" svg:x1="14.224cm" svg:y1="6.604cm" svg:x2="15.748cm" svg:y2="7.366cm">
          <text:p/>
        </draw:line>
        <draw:line draw:style-name="gr11" draw:text-style-name="P13" draw:layer="layout" svg:x1="13.208cm" svg:y1="9.039cm" svg:x2="13.208cm" svg:y2="10.084cm">
          <text:p/>
        </draw:line>
        <draw:line draw:style-name="gr11" draw:text-style-name="P13" draw:layer="layout" svg:x1="13.208cm" svg:y1="11.083cm" svg:x2="13.208cm" svg:y2="12.209cm">
          <text:p/>
        </draw:line>
        <draw:frame draw:style-name="gr1" draw:text-style-name="P2" draw:layer="layout" svg:width="10.008cm" svg:height="1.778cm" svg:x="7.366cm" svg:y="15.494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1" draw:text-style-name="P13" draw:layer="layout" svg:x1="10.657cm" svg:y1="8.995cm" svg:x2="12.954cm" svg:y2="10.084cm">
          <text:p/>
        </draw:line>
        <draw:line draw:style-name="gr11" draw:text-style-name="P13" draw:layer="layout" svg:x1="15.748cm" svg:y1="9.039cm" svg:x2="14.478cm" svg:y2="10.08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The Algorithm. ( Adaboost) Pseudocode <text:s/></text:span></text:p>
          </draw:text-box>
        </draw:frame>
        <draw:frame presentation:style-name="pr6" draw:text-style-name="P5" draw:layer="layout" svg:width="25.199cm" svg:height="15.68cm" svg:x="1.217cm" svg:y="2.54cm" presentation:class="outline" presentation:user-transformed="true">
          <draw:text-box>
            <text:list text:style-name="L2">
              <text:list-item>
                <text:p><text:span text:style-name="T17">The whole algorithm can be summarized in the following lines.</text:span></text:p>
              </text:list-item>
              <text:list-item>
                <text:p><text:span text:style-name="T17">Initialize the weights <text:s text:c="13"/></text:span></text:p>
              </text:list-item>
              <text:list-item>
                <text:p><text:span text:style-name="T17">For j = 1 to J:</text:span></text:p>
                <text:p><text:span text:style-name="T17"><text:s text:c="4"/></text:span><text:span text:style-name="T17">Fit a classifier to the training set Xtrain. </text:span></text:p>
                <text:p><text:span text:style-name="T17"><text:s text:c="4"/></text:span><text:span text:style-name="T17">Compute the Error </text:span></text:p>
                <text:p><text:span text:style-name="T17"><text:s text:c="4"/></text:span><text:span text:style-name="T17">Compute alpha. </text:span></text:p>
                <text:p><text:span text:style-name="T17"><text:s text:c="4"/></text:span><text:span text:style-name="T17">Update the weights</text:span></text:p>
              </text:list-item>
              <text:list-item>
                <text:p><text:span text:style-name="T17">Return the final predictions with sign() </text:span></text:p>
                <text:p><text:span text:style-name="T17"><text:s text:c="8"/></text:span></text:p>
              </text:list-item>
              <text:list-item>
                <text:p><text:span text:style-name="T19">Note the pseudo code above is the summarized version of the </text:span><text:span text:style-name="T19">algorithm. </text:span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" draw:text-style-name="P2" draw:layer="layout" svg:width="3.048cm" svg:height="0.94cm" svg:x="9.973cm" svg:y="4.109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References </text:p>
          </draw:text-box>
        </draw:frame>
        <draw:frame presentation:style-name="pr6" draw:text-style-name="P5" draw:layer="layout" svg:width="25.199cm" svg:height="15.24cm" svg:x="1.4cm" svg:y="3.302cm" presentation:class="outline" presentation:user-transformed="true">
          <draw:text-box>
            <text:list text:style-name="L2">
              <text:list-item>
                <text:p><text:span text:style-name="T4">Tharwat, Alaa. (2018). AdaBoost classifier: an overview. </text:span><text:span text:style-name="T4">10.13140/RG.2.2.19929.01122.</text:span></text:p>
              </text:list-item>
              <text:list-item>
                <text:p><text:span text:style-name="T4">Kevin M. (2012). </text:span><text:span text:style-name="T20">Machine Learning a Probabilistic </text:span><text:span text:style-name="T20">Perspective.</text:span><text:span text:style-name="T21">The MIT Press Cambridge, Massachusetts.</text:span><text:span text:style-name="T20"> </text:span></text:p>
              </text:list-item>
              <text:list-item>
                <text:p><text:span text:style-name="T22">Weinberger, </text:span><text:span text:style-name="T21">Kilian <text:s/>“Boosting.” </text:span><text:span text:style-name="T21"><text:a xlink:href="https://www.cs.cornell.edu/courses/cs4780/2018fa/lectures/lecturenote19.html" xlink:type="simple">https://www.cs.cornell.edu/courses/cs4780/2018fa/lectures/lecturenote19.html</text:a></text:span><text:span text:style-name="T21">Accessed 22 June 2020.</text:span></text:p>
              </text:list-item>
              <text:list-item>
                <text:p><text:span text:style-name="T22">Yoav, Freund and Rob, Schapire <text:s/>“</text:span><text:span text:style-name="T20">A tutorial on Boosting</text:span><text:span text:style-name="T21">.” <text:s/></text:span><text:span text:style-name="T21"><text:a xlink:href="http://groups.di.unipi.it/~cardillo/AA0304/fabio/boosting.pdf" xlink:type="simple">http://groups.di.unipi.it/~cardillo/AA0304/fabio/boosting.pdf</text:a></text:span><text:span text:style-name="T21"> </text:span><text:span text:style-name="T21">Accessed 22 June 2020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21:11:30.175479189</meta:creation-date>
    <meta:editing-duration>PT24M52S</meta:editing-duration>
    <meta:editing-cycles>2</meta:editing-cycles>
    <meta:generator>LibreOffice/5.1.6.2$Linux_X86_64 LibreOffice_project/10m0$Build-2</meta:generator>
    <dc:title>Blue Curve</dc:title>
    <dc:date>2020-07-23T22:45:17.048798288</dc:date>
    <meta:document-statistic meta:object-count="15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1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2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4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1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16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17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8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9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2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3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4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5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8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29/content.xml><?xml version="1.0" encoding="utf-8"?>
<math xmlns="http://www.w3.org/1998/Math/MathML" display="block">
  <semantics>
    <mmultiscripts>
      <mi>w</mi>
      <mprescripts/>
      <none/>
      <mn>1</mn>
    </mmultiscripts>
    <annotation encoding="StarMath 5.0">w lsup{1} </annotation>
  </semantics>
</math>
</file>

<file path=Object 3/content.xml><?xml version="1.0" encoding="utf-8"?>
<math xmlns="http://www.w3.org/1998/Math/MathML" display="block">
  <semantics>
    <mi>N</mi>
    <annotation encoding="StarMath 5.0">nospace {N} 
</annotation>
  </semantics>
</math>
</file>

<file path=Object 30/content.xml><?xml version="1.0" encoding="utf-8"?>
<math xmlns="http://www.w3.org/1998/Math/MathML" display="block">
  <semantics>
    <mrow>
      <mo fence="true" stretchy="false">[</mo>
      <mrow>
        <mrow>
          <mtable>
            <mtr>
              <mtd>
                <mn>1</mn>
              </mtd>
            </mtr>
            <mtr>
              <mtd>
                <mn>1</mn>
              </mtd>
            </mtr>
          </mtable>
          <mi>w</mi>
          <mn>.....</mn>
          <mtable>
            <mtr>
              <mtd>
                <mn>1</mn>
              </mtd>
            </mtr>
            <mtr>
              <mtd>
                <mi>N</mi>
              </mtd>
            </mtr>
          </mtable>
          <mi>w</mi>
        </mrow>
      </mrow>
      <mo fence="true" stretchy="false">]</mo>
    </mrow>
    <annotation encoding="StarMath 5.0">nospace [ { binom{1}{1} w .....binom{1}{N} w } ]

</annotation>
  </semantics>
</math>
</file>

<file path=Object 31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3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34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i mathvariant="normal">(</mi>
      <msup>
        <mi>e</mi>
        <msub>
          <mi>α</mi>
          <mi>t</mi>
        </msub>
      </msup>
      <mi mathvariant="italic">if</mi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i>,</mi>
      <msup>
        <mi>e</mi>
        <mrow>
          <mo stretchy="false">−</mo>
          <msub>
            <mi>α</mi>
            <mi>t</mi>
          </msub>
        </mrow>
      </msup>
      <mi mathvariant="italic">otherwise</mi>
      <mi>.</mi>
    </mrow>
    <annotation encoding="StarMath 5.0"> nospace { binom{t+1}{i} w }  = {nospace { binom{t}{i} w }} over { Z_{t}} func (e^{  %alpha _{t}} if  y_{i} &lt;&gt; h_{t}(x_{i}), e^{ - %alpha _{t}} otherwise. 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row>
        <msub>
          <mi>y</mi>
          <mi>i</mi>
        </msub>
        <mo stretchy="false">=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{ y_{i}} = h_{t}(x_{i})</annotation>
  </semantics>
</math>
</file>

<file path=Object 39/content.xml><?xml version="1.0" encoding="utf-8"?>
<math xmlns="http://www.w3.org/1998/Math/MathML" display="block">
  <semantics>
    <mrow>
      <msub>
        <mi>y</mi>
        <mi>i</mi>
      </msub>
      <msub>
        <mi>h</mi>
        <mi>t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n>1</mn>
      </mrow>
    </mrow>
    <annotation encoding="StarMath 5.0">{ y_{i}}h_{t}(x_{i}) = 1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_{i} &lt;&gt; h_{t}(x_{i})
</annotation>
  </semantics>
</math>
</file>

<file path=Object 42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row>
      <mtable>
        <mtr>
          <mtd>
            <mrow>
              <mi>t</mi>
              <mo stretchy="false">+</mo>
              <mn>1</mn>
            </mrow>
          </mtd>
        </mtr>
        <mtr>
          <mtd>
            <mi>i</mi>
          </mtd>
        </mtr>
      </mtable>
      <mi>w</mi>
    </mrow>
    <annotation encoding="StarMath 5.0">{ binom{t+1}{i} w } </annotation>
  </semantics>
</math>
</file>

<file path=Object 45/content.xml><?xml version="1.0" encoding="utf-8"?>
<math xmlns="http://www.w3.org/1998/Math/MathML" display="block">
  <semantics>
    <msub>
      <mi>α</mi>
      <mi>t</mi>
    </msub>
    <annotation encoding="StarMath 5.0">%alpha _{t} </annotation>
  </semantics>
</math>
</file>

<file path=Object 46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47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i mathvariant="italic">Error</mi>
        </mrow>
        <mi mathvariant="italic">Error</mi>
      </mfrac>
    </mrow>
    <annotation encoding="StarMath 5.0">%alpha _{t} = {1} over {2} log {1-Error} over {Error}</annotation>
  </semantics>
</math>
</file>

<file path=Object 48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h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  <mo fence="true" stretchy="false">)</mo>
    </mrow>
    <annotation encoding="StarMath 5.0">nospace {( h_{i}(x) )} </annotation>
  </semantics>
</math>
</file>

<file path=Object 6/content.xml><?xml version="1.0" encoding="utf-8"?>
<math xmlns="http://www.w3.org/1998/Math/MathML" display="block">
  <semantics>
    <mrow>
      <msub>
        <mi>h</mi>
        <mi>i</mi>
      </msub>
      <mrow>
        <mo fence="true" stretchy="false">(</mo>
        <mrow>
          <mi>x</mi>
        </mrow>
        <mo fence="true" stretchy="false">)</mo>
      </mrow>
    </mrow>
    <annotation encoding="StarMath 5.0">nospace { h_{i}(x) }</annotation>
  </semantics>
</math>
</file>

<file path=Object 64/content.xml><?xml version="1.0" encoding="utf-8"?>
<math xmlns="http://www.w3.org/1998/Math/MathML" display="block"/>
</file>

<file path=Object 65/content.xml><?xml version="1.0" encoding="utf-8"?>
<math xmlns="http://www.w3.org/1998/Math/MathML" display="block">
  <semantics>
    <mrow>
      <mrow>
        <mi mathvariant="italic">Ypred</mi>
        <mo stretchy="false">=</mo>
        <mi mathvariant="italic">sign</mi>
      </mrow>
      <mrow>
        <mo fence="true" stretchy="false">(</mo>
        <mrow>
          <mrow>
            <mrow>
              <munder>
                <mo stretchy="false">∑</mo>
                <mi>t</mi>
              </munder>
              <msub>
                <mi>α</mi>
                <mi>t</mi>
              </msub>
            </mrow>
            <msub>
              <mi>h</mi>
              <mi>t</mi>
            </msub>
            <mrow>
              <mo fence="true" stretchy="false">(</mo>
              <mrow>
                <msub>
                  <mi>x</mi>
                  <mi mathvariant="italic">test</mi>
                </msub>
              </mrow>
              <mo fence="true" stretchy="false">)</mo>
            </mrow>
          </mrow>
        </mrow>
        <mo fence="true" stretchy="false">)</mo>
      </mrow>
    </mrow>
    <annotation encoding="StarMath 5.0">Ypred = sign(  sum from{t} %alpha _{t} h _{t}(x _{test}) )</annotation>
  </semantics>
</math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>
  <semantics>
    <mrow>
      <msub>
        <mi>w</mi>
        <mi>i</mi>
      </msub>
      <mo stretchy="false">=</mo>
      <mrow>
        <mn>1</mn>
        <mo stretchy="false">/</mo>
        <mi>N</mi>
      </mrow>
    </mrow>
    <annotation encoding="StarMath 5.0">w_{i} = 1/N</annotation>
  </semantics>
</math>
</file>

<file path=Object 73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74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78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80/content.xml><?xml version="1.0" encoding="utf-8"?>
<math xmlns="http://www.w3.org/1998/Math/MathML" display="block">
  <semantics>
    <msub>
      <mi>Z</mi>
      <mi>t</mi>
    </msub>
    <annotation encoding="StarMath 5.0">{ Z_{t}}
 </annotation>
  </semantics>
</math>
</file>

<file path=Object 81/content.xml><?xml version="1.0" encoding="utf-8"?>
<math xmlns="http://www.w3.org/1998/Math/MathML" display="block">
  <semantics>
    <mrow>
      <mrow>
        <msub>
          <mi>ϵ</mi>
          <mi>t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underover>
            <mi>w</mi>
            <mi>j</mi>
            <mi>t</mi>
          </munderover>
        </mrow>
      </mrow>
      <munderover>
        <mi>l</mi>
        <mi>j</mi>
        <mi>t</mi>
      </munderover>
    </mrow>
    <annotation encoding="StarMath 5.0"> nospace %epsilon _{t} = sum from{i=1} to{N} w  csup{t}  csub{j} l  csup{t}  csub{j} </annotation>
  </semantics>
</math>
</file>

<file path=Object 82/content.xml><?xml version="1.0" encoding="utf-8"?>
<math xmlns="http://www.w3.org/1998/Math/MathML" display="block">
  <semantics>
    <munderover>
      <mi>l</mi>
      <mi>j</mi>
      <mi>t</mi>
    </munderover>
    <annotation encoding="StarMath 5.0">l  csup{t}  csub{j} </annotation>
  </semantics>
</math>
</file>

<file path=Object 83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4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6/content.xml><?xml version="1.0" encoding="utf-8"?>
<math xmlns="http://www.w3.org/1998/Math/MathML" display="block"/>
</file>

<file path=Object 8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91/content.xml><?xml version="1.0" encoding="utf-8"?>
<math xmlns="http://www.w3.org/1998/Math/MathML" display="block"/>
</file>